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Text_20_body" style:list-style-name="L3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2" text:anchor-type="as-char" svg:width="0.93cm" svg:height="0.82cm" draw:z-index="0"><draw:image xlink:href="../../odt/images/3053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ДИФ-производная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2" draw:name="Графический объект3" text:anchor-type="as-char" svg:width="1.461cm" svg:height="1.48cm" draw:z-index="1"><draw:image xlink:href="../../odt/images/3053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Выполняет численное дифференцирование, с использованием блока «Дискретная апериодика 1-го порядка».</text:p>
            <text:p text:style-name="P2">Блок векторизован, представляет собой субмодель (сборку). Для того чтобы посмотреть структуру алгоритма — нажмите правой кнопкой «Действия» <text:span text:style-name="T3">→</text:span> «Войти в субмодель».</text:p>
            <text:p text:style-name="P2"><text:span text:style-name="T4">Алгоритм работы блока </text:span><text:span text:style-name="T2">реализует численное дифференцирование входного сигнала (сигналов).</text:span></text:p>
            <text:p text:style-name="P2"><text:span text:style-name="T5">Свойство</text:span>:</text:p>
            <text:list xml:id="list7365237238409207193" text:style-name="L1">
              <text:list-item>
                <text:p text:style-name="P3"><text:span text:style-name="T1">Число переменных</text:span> — количество дифференцируемых переменных во входном векторе.</text:p>
              </text:list-item>
            </text:list>
            <text:p text:style-name="P2"><text:span text:style-name="T5">Сигналы блока</text:span>:</text:p>
            <text:p text:style-name="P2"><draw:frame draw:style-name="fr3" draw:name="Графический объект1" text:anchor-type="paragraph" svg:width="7.879cm" svg:height="2.829cm" draw:z-index="2"><draw:image xlink:href="../../odt/images/3053_signals.png" xlink:type="simple" xlink:show="embed" xlink:actuate="onLoad"/></draw:frame><text:span text:style-name="T5">Входные сигналы блока</text:span>:</text:p>
            <text:list xml:id="list2530022949159027824" text:style-name="L2">
              <text:list-item>
                <text:p text:style-name="P4">Признак трансляции — признак, по наличию которога на выход апериодики 1-го порядка (внутри субмодели) транслируется входное значение. При этом на выходе блока «ДИФ-производная» сигнал = 0.</text:p>
              </text:list-item>
              <text:list-item>
                <text:p text:style-name="P4">х — дифференцируемая переменная.</text:p>
              </text:list-item>
              <text:list-item>
                <text:p text:style-name="P4">Т — постоянная времени для апериодики 1-го порядка.</text:p>
              </text:list-item>
            </text:list>
            <text:p text:style-name="P2"><text:span text:style-name="T5">Выходной сигнал</text:span>:</text:p>
            <text:list xml:id="list3022196172841106592" text:style-name="L3">
              <text:list-item>
                <text:p text:style-name="P5">dx/td – <text:span text:style-name="T1">производная по времени сигнала </text:span>x, <text:span text:style-name="T1">или 0 если «Признак трансляции» = 1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Ф-производная</dc:title>
    <dc:date>2014-12-01T18:47:43.02</dc:date>
    <meta:generator>OpenOffice/4.1.1$Win32 OpenOffice.org_project/411m6$Build-9775</meta:generator>
    <meta:editing-duration>PT1H41M48S</meta:editing-duration>
    <meta:editing-cycles>29</meta:editing-cycles>
    <meta:document-statistic meta:table-count="1" meta:image-count="3" meta:object-count="0" meta:page-count="1" meta:paragraph-count="18" meta:word-count="124" meta:character-count="903"/>
  </office:meta>
</office:document-meta>
</file>